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nsolas" svg:font-family="Consolas"/>
    <style:font-face style:name="F" svg:font-family=""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2.741cm"/>
    </style:style>
    <style:style style:name="co3" style:family="table-column">
      <style:table-column-properties fo:break-before="auto" style:column-width="15.127cm"/>
    </style:style>
    <style:style style:name="co4" style:family="table-column">
      <style:table-column-properties fo:break-before="auto" style:column-width="6.108cm"/>
    </style:style>
    <style:style style:name="co5" style:family="table-column">
      <style:table-column-properties fo:break-before="auto" style:column-width="14.601cm"/>
    </style:style>
    <style:style style:name="co6" style:family="table-column">
      <style:table-column-properties fo:break-before="auto" style:column-width="22.481cm"/>
    </style:style>
    <style:style style:name="co7" style:family="table-column">
      <style:table-column-properties fo:break-before="auto" style:column-width="2.806cm"/>
    </style:style>
    <style:style style:name="co8" style:family="table-column">
      <style:table-column-properties fo:break-before="auto" style:column-width="13.185cm"/>
    </style:style>
    <style:style style:name="co9" style:family="table-column">
      <style:table-column-properties fo:break-before="auto" style:column-width="19.29cm"/>
    </style:style>
    <style:style style:name="co10" style:family="table-column">
      <style:table-column-properties fo:break-before="auto" style:column-width="8.163cm"/>
    </style:style>
    <style:style style:name="co11" style:family="table-column">
      <style:table-column-properties fo:break-before="auto" style:column-width="11.543cm"/>
    </style:style>
    <style:style style:name="co12" style:family="table-column">
      <style:table-column-properties fo:break-before="auto" style:column-width="10.605cm"/>
    </style:style>
    <style:style style:name="co13" style:family="table-column">
      <style:table-column-properties fo:break-before="auto" style:column-width="22.842cm"/>
    </style:style>
    <style:style style:name="co14" style:family="table-column">
      <style:table-column-properties fo:break-before="auto" style:column-width="8.019cm"/>
    </style:style>
    <style:style style:name="co15" style:family="table-column">
      <style:table-column-properties fo:break-before="auto" style:column-width="11.049cm"/>
    </style:style>
    <style:style style:name="ro1" style:family="table-row">
      <style:table-row-properties style:row-height="0.453cm" fo:break-before="auto" style:use-optimal-row-height="true"/>
    </style:style>
    <style:style style:name="ro2" style:family="table-row">
      <style:table-row-properties style:row-height="0.974cm" fo:break-before="auto" style:use-optimal-row-height="false"/>
    </style:style>
    <style:style style:name="ro3" style:family="table-row">
      <style:table-row-properties style:row-height="0.94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style:use-window-font-color="true" style:font-name="Arial"/>
    </style:style>
    <style:style style:name="ce2" style:family="table-cell" style:parent-style-name="Default">
      <style:text-properties style:use-window-font-color="true" style:font-name="Arial" fo:font-size="9.5pt" fo:language="en" fo:country="US" style:font-name-asian="Consolas" style:font-size-asian="9.5pt" style:language-asian="en" style:country-asian="US" style:font-name-complex="Consolas" style:font-size-complex="5.40000009536743pt" style:language-complex="en" style:country-complex="US"/>
    </style:style>
    <style:style style:name="ce3" style:family="table-cell" style:parent-style-name="Default">
      <style:text-properties style:use-window-font-color="true" style:text-outline="false" style:text-line-through-style="none" style:font-name="Arial" fo:font-size="9.5pt" fo:language="en" fo:country="US" fo:font-style="normal" fo:text-shadow="none" style:text-underline-style="none" fo:font-weight="normal" style:text-underline-mode="continuous" style:text-overline-mode="continuous" style:text-line-through-mode="continuous" style:font-name-asian="Consolas" style:font-size-asian="9.5pt" style:language-asian="en" style:country-asian="US" style:font-style-asian="normal" style:font-weight-asian="normal" style:font-name-complex="Consolas" style:font-size-complex="5.4000000953674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style:text-align-source="value-type" style:repeat-content="false" fo:wrap-option="wrap"/>
      <style:paragraph-properties fo:margin-left="0cm"/>
      <style:text-properties fo:hyphenate="true"/>
    </style:style>
    <style:style style:name="ce7" style:family="table-cell" style:parent-style-name="Default">
      <style:text-properties fo:color="#000000" style:font-name="Consolas" fo:font-size="9.5pt" fo:language="en" fo:country="US" style:font-name-asian="Consolas" style:font-size-asian="9.5pt" style:language-asian="en" style:country-asian="US" style:font-name-complex="Consolas" style:font-size-complex="5.40000009536743pt" style:language-complex="en" style:country-complex="US"/>
    </style:style>
    <style:style style:name="ce8" style:family="table-cell" style:parent-style-name="Default">
      <style:text-properties style:use-window-font-color="true" style:text-outline="false" style:text-line-through-style="none" style:font-name="Consolas" fo:font-size="9.5pt" fo:language="en" fo:country="US" fo:font-style="normal" fo:text-shadow="none" style:text-underline-style="none" fo:font-weight="normal" style:text-underline-mode="continuous" style:text-overline-mode="continuous" style:text-line-through-mode="continuous" style:font-name-asian="Consolas" style:font-size-asian="9.5pt" style:language-asian="en" style:country-asian="US" style:font-style-asian="normal" style:font-weight-asian="normal" style:font-name-complex="Consolas" style:font-size-complex="5.40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ext-properties fo:color="#000000" style:text-outline="false" style:text-line-through-style="none" style:font-name="Consolas" fo:font-size="9.5pt" fo:language="en" fo:country="US" fo:font-style="normal" fo:text-shadow="none" style:text-underline-style="none" fo:font-weight="normal" style:text-underline-mode="continuous" style:text-overline-mode="continuous" style:text-line-through-mode="continuous" style:font-name-asian="Consolas" style:font-size-asian="9.5pt" style:language-asian="en" style:country-asian="US" style:font-style-asian="normal" style:font-weight-asian="normal" style:font-name-complex="Consolas" style:font-size-complex="5.40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ext-properties style:use-window-font-color="true"/>
    </style:style>
    <style:style style:name="ta_extref" style:family="table">
      <style:table-properties table:display="false"/>
    </style:style>
    <style:style style:name="T1" style:family="text">
      <style:text-properties style:use-window-font-color="true" style:font-name="Consolas" fo:font-size="9.5pt" style:font-name-asian="Consolas" style:font-size-asian="9.5pt" style:font-name-complex="Consolas" style:font-size-complex="5.40000009536743pt"/>
    </style:style>
    <style:style style:name="T2" style:family="text">
      <style:text-properties fo:color="#000000" style:font-name="Consolas" fo:font-size="9.5pt" style:font-name-asian="Consolas" style:font-size-asian="9.5pt" style:font-name-complex="Consolas" style:font-size-complex="5.40000009536743pt"/>
    </style:style>
    <style:style style:name="T3" style:family="text">
      <style:text-properties fo:color="#693699" style:font-name="Consolas" fo:font-size="9.5pt" style:font-name-asian="Consolas" style:font-size-asian="9.5pt" style:font-name-complex="Consolas" style:font-size-complex="5.40000009536743pt"/>
    </style:style>
  </office:automatic-styles>
  <office:body>
    <office:spreadsheet>
      <table:table table:name="TestRuns" table:style-name="ta1" table:print="false">
        <table:table-column table:style-name="co1" table:number-columns-repeated="2" table:default-cell-style-name="Default"/>
        <table:table-row table:style-name="ro1">
          <table:table-cell office:value-type="string">
            <text:p>Test-Id</text:p>
          </table:table-cell>
          <table:table-cell office:value-type="string">
            <text:p>Test Run</text:p>
          </table:table-cell>
        </table:table-row>
        <table:table-row table:style-name="ro1">
          <table:table-cell table:style-name="ce1" office:value-type="string">
            <text:p>OPT-001</text:p>
          </table:table-cell>
          <table:table-cell/>
        </table:table-row>
        <table:table-row table:style-name="ro1">
          <table:table-cell table:style-name="ce1" office:value-type="string">
            <text:p>OPT-002</text:p>
          </table:table-cell>
          <table:table-cell/>
        </table:table-row>
        <table:table-row table:style-name="ro1">
          <table:table-cell table:style-name="ce1" office:value-type="string">
            <text:p>OPT-003</text:p>
          </table:table-cell>
          <table:table-cell/>
        </table:table-row>
        <table:table-row table:style-name="ro1">
          <table:table-cell table:style-name="ce1" office:value-type="string">
            <text:p>OPT-004</text:p>
          </table:table-cell>
          <table:table-cell/>
        </table:table-row>
        <table:table-row table:style-name="ro1">
          <table:table-cell table:style-name="ce1" office:value-type="string">
            <text:p>OPT-005</text:p>
          </table:table-cell>
          <table:table-cell/>
        </table:table-row>
        <table:table-row table:style-name="ro1">
          <table:table-cell table:style-name="ce1" office:value-type="string">
            <text:p>OPT-006</text:p>
          </table:table-cell>
          <table:table-cell/>
        </table:table-row>
        <table:table-row table:style-name="ro1">
          <table:table-cell table:style-name="ce1" office:value-type="string">
            <text:p>OPT-007</text:p>
          </table:table-cell>
          <table:table-cell/>
        </table:table-row>
        <table:table-row table:style-name="ro1">
          <table:table-cell table:style-name="ce1" office:value-type="string">
            <text:p>OPT-008</text:p>
          </table:table-cell>
          <table:table-cell/>
        </table:table-row>
        <table:table-row table:style-name="ro1">
          <table:table-cell table:style-name="ce1" office:value-type="string">
            <text:p>OPT-009</text:p>
          </table:table-cell>
          <table:table-cell/>
        </table:table-row>
        <table:table-row table:style-name="ro1">
          <table:table-cell table:style-name="ce1" office:value-type="string">
            <text:p>OPT-010</text:p>
          </table:table-cell>
          <table:table-cell/>
        </table:table-row>
        <table:table-row table:style-name="ro1">
          <table:table-cell table:style-name="ce1" office:value-type="string">
            <text:p>OPT-011</text:p>
          </table:table-cell>
          <table:table-cell/>
        </table:table-row>
        <table:table-row table:style-name="ro1">
          <table:table-cell table:style-name="ce1" office:value-type="string">
            <text:p>OPT-012</text:p>
          </table:table-cell>
          <table:table-cell/>
        </table:table-row>
        <table:table-row table:style-name="ro1">
          <table:table-cell table:style-name="ce1" office:value-type="string">
            <text:p>OPT-013</text:p>
          </table:table-cell>
          <table:table-cell/>
        </table:table-row>
        <table:table-row table:style-name="ro1">
          <table:table-cell office:value-type="string">
            <text:p>EXC-001</text:p>
          </table:table-cell>
          <table:table-cell/>
        </table:table-row>
        <table:table-row table:style-name="ro1">
          <table:table-cell office:value-type="string">
            <text:p>EXC-002</text:p>
          </table:table-cell>
          <table:table-cell/>
        </table:table-row>
        <table:table-row table:style-name="ro1">
          <table:table-cell office:value-type="string">
            <text:p>EXC-003</text:p>
          </table:table-cell>
          <table:table-cell/>
        </table:table-row>
        <table:table-row table:style-name="ro1">
          <table:table-cell office:value-type="string">
            <text:p>EXC-004</text:p>
          </table:table-cell>
          <table:table-cell/>
        </table:table-row>
        <table:table-row table:style-name="ro1">
          <table:table-cell office:value-type="string">
            <text:p>EXC-005</text:p>
          </table:table-cell>
          <table:table-cell/>
        </table:table-row>
        <table:table-row table:style-name="ro1">
          <table:table-cell office:value-type="string">
            <text:p>EXC-006</text:p>
          </table:table-cell>
          <table:table-cell/>
        </table:table-row>
        <table:table-row table:style-name="ro1">
          <table:table-cell office:value-type="string">
            <text:p>EXC-007</text:p>
          </table:table-cell>
          <table:table-cell/>
        </table:table-row>
        <table:table-row table:style-name="ro1">
          <table:table-cell office:value-type="string">
            <text:p>EXC-008</text:p>
          </table:table-cell>
          <table:table-cell/>
        </table:table-row>
        <table:table-row table:style-name="ro1">
          <table:table-cell office:value-type="string">
            <text:p>EXC-009</text:p>
          </table:table-cell>
          <table:table-cell/>
        </table:table-row>
        <table:table-row table:style-name="ro1">
          <table:table-cell office:value-type="string">
            <text:p>EXC-010</text:p>
          </table:table-cell>
          <table:table-cell/>
        </table:table-row>
        <table:table-row table:style-name="ro1">
          <table:table-cell office:value-type="string">
            <text:p>EXC-011</text:p>
          </table:table-cell>
          <table:table-cell/>
        </table:table-row>
        <table:table-row table:style-name="ro1">
          <table:table-cell office:value-type="string">
            <text:p>EXC-012</text:p>
          </table:table-cell>
          <table:table-cell/>
        </table:table-row>
        <table:table-row table:style-name="ro1">
          <table:table-cell office:value-type="string">
            <text:p>EXC-013</text:p>
          </table:table-cell>
          <table:table-cell/>
        </table:table-row>
        <table:table-row table:style-name="ro1">
          <table:table-cell office:value-type="string">
            <text:p>EXC-014</text:p>
          </table:table-cell>
          <table:table-cell/>
        </table:table-row>
        <table:table-row table:style-name="ro1">
          <table:table-cell office:value-type="string">
            <text:p>EXC-015</text:p>
          </table:table-cell>
          <table:table-cell/>
        </table:table-row>
        <table:table-row table:style-name="ro1">
          <table:table-cell office:value-type="string">
            <text:p>EXC-016</text:p>
          </table:table-cell>
          <table:table-cell/>
        </table:table-row>
        <table:table-row table:style-name="ro1">
          <table:table-cell office:value-type="string">
            <text:p>EXC-017</text:p>
          </table:table-cell>
          <table:table-cell/>
        </table:table-row>
        <table:table-row table:style-name="ro1">
          <table:table-cell office:value-type="string">
            <text:p>EXC-018</text:p>
          </table:table-cell>
          <table:table-cell/>
        </table:table-row>
        <table:table-row table:style-name="ro1">
          <table:table-cell office:value-type="string">
            <text:p>EXC-019</text:p>
          </table:table-cell>
          <table:table-cell/>
        </table:table-row>
        <table:table-row table:style-name="ro1">
          <table:table-cell office:value-type="string">
            <text:p>EXC-020</text:p>
          </table:table-cell>
          <table:table-cell/>
        </table:table-row>
        <table:table-row table:style-name="ro1">
          <table:table-cell office:value-type="string">
            <text:p>EXC-021</text:p>
          </table:table-cell>
          <table:table-cell/>
        </table:table-row>
        <table:table-row table:style-name="ro1">
          <table:table-cell office:value-type="string">
            <text:p>EXC-022</text:p>
          </table:table-cell>
          <table:table-cell/>
        </table:table-row>
        <table:table-row table:style-name="ro1">
          <table:table-cell office:value-type="string">
            <text:p>EXC-023</text:p>
          </table:table-cell>
          <table:table-cell/>
        </table:table-row>
        <table:table-row table:style-name="ro1">
          <table:table-cell office:value-type="string">
            <text:p>EXC-024</text:p>
          </table:table-cell>
          <table:table-cell/>
        </table:table-row>
        <table:table-row table:style-name="ro1">
          <table:table-cell office:value-type="string">
            <text:p>EXC-025</text:p>
          </table:table-cell>
          <table:table-cell/>
        </table:table-row>
        <table:table-row table:style-name="ro1">
          <table:table-cell office:value-type="string">
            <text:p>EXC-026</text:p>
          </table:table-cell>
          <table:table-cell/>
        </table:table-row>
        <table:table-row table:style-name="ro1">
          <table:table-cell office:value-type="string">
            <text:p>EXC-027</text:p>
          </table:table-cell>
          <table:table-cell/>
        </table:table-row>
        <table:table-row table:style-name="ro1">
          <table:table-cell office:value-type="string">
            <text:p>EXC-028</text:p>
          </table:table-cell>
          <table:table-cell/>
        </table:table-row>
        <table:table-row table:style-name="ro1">
          <table:table-cell office:value-type="string">
            <text:p>EXC-029</text:p>
          </table:table-cell>
          <table:table-cell/>
        </table:table-row>
        <table:table-row table:style-name="ro1">
          <table:table-cell office:value-type="string">
            <text:p>EXC-030</text:p>
          </table:table-cell>
          <table:table-cell/>
        </table:table-row>
        <table:table-row table:style-name="ro1">
          <table:table-cell office:value-type="string">
            <text:p>EXC-031</text:p>
          </table:table-cell>
          <table:table-cell/>
        </table:table-row>
        <table:table-row table:style-name="ro1">
          <table:table-cell office:value-type="string">
            <text:p>EXC-032</text:p>
          </table:table-cell>
          <table:table-cell/>
        </table:table-row>
        <table:table-row table:style-name="ro1">
          <table:table-cell office:value-type="string">
            <text:p>EXC-033</text:p>
          </table:table-cell>
          <table:table-cell/>
        </table:table-row>
        <table:table-row table:style-name="ro1">
          <table:table-cell office:value-type="string">
            <text:p>EXC-034</text:p>
          </table:table-cell>
          <table:table-cell/>
        </table:table-row>
        <table:table-row table:style-name="ro1">
          <table:table-cell office:value-type="string">
            <text:p>EXC-035</text:p>
          </table:table-cell>
          <table:table-cell/>
        </table:table-row>
        <table:table-row table:style-name="ro1">
          <table:table-cell office:value-type="string">
            <text:p>EXC-036</text:p>
          </table:table-cell>
          <table:table-cell/>
        </table:table-row>
        <table:table-row table:style-name="ro1">
          <table:table-cell office:value-type="string">
            <text:p>EXC-037</text:p>
          </table:table-cell>
          <table:table-cell/>
        </table:table-row>
        <table:table-row table:style-name="ro1">
          <table:table-cell office:value-type="string">
            <text:p>EXC-038</text:p>
          </table:table-cell>
          <table:table-cell/>
        </table:table-row>
        <table:table-row table:style-name="ro1">
          <table:table-cell office:value-type="string">
            <text:p>EXC-039</text:p>
          </table:table-cell>
          <table:table-cell/>
        </table:table-row>
        <table:table-row table:style-name="ro1">
          <table:table-cell office:value-type="string">
            <text:p>EXC-040</text:p>
          </table:table-cell>
          <table:table-cell/>
        </table:table-row>
        <table:table-row table:style-name="ro1">
          <table:table-cell office:value-type="string">
            <text:p>EXC-041</text:p>
          </table:table-cell>
          <table:table-cell/>
        </table:table-row>
        <table:table-row table:style-name="ro1">
          <table:table-cell office:value-type="string">
            <text:p>EXC-042</text:p>
          </table:table-cell>
          <table:table-cell/>
        </table:table-row>
        <table:table-row table:style-name="ro1">
          <table:table-cell office:value-type="string">
            <text:p>EXC-043</text:p>
          </table:table-cell>
          <table:table-cell/>
        </table:table-row>
        <table:table-row table:style-name="ro1">
          <table:table-cell office:value-type="string">
            <text:p>EXC-044</text:p>
          </table:table-cell>
          <table:table-cell/>
        </table:table-row>
        <table:table-row table:style-name="ro1">
          <table:table-cell office:value-type="string">
            <text:p>EXC-045</text:p>
          </table:table-cell>
          <table:table-cell/>
        </table:table-row>
        <table:table-row table:style-name="ro1">
          <table:table-cell office:value-type="string">
            <text:p>TRN-001</text:p>
          </table:table-cell>
          <table:table-cell/>
        </table:table-row>
        <table:table-row table:style-name="ro1">
          <table:table-cell office:value-type="string">
            <text:p>TRN-002</text:p>
          </table:table-cell>
          <table:table-cell/>
        </table:table-row>
        <table:table-row table:style-name="ro1">
          <table:table-cell office:value-type="string">
            <text:p>TRN-003</text:p>
          </table:table-cell>
          <table:table-cell/>
        </table:table-row>
        <table:table-row table:style-name="ro1">
          <table:table-cell office:value-type="string">
            <text:p>TRN-004</text:p>
          </table:table-cell>
          <table:table-cell/>
        </table:table-row>
        <table:table-row table:style-name="ro1">
          <table:table-cell office:value-type="string">
            <text:p>TRN-005</text:p>
          </table:table-cell>
          <table:table-cell/>
        </table:table-row>
        <table:table-row table:style-name="ro1">
          <table:table-cell office:value-type="string">
            <text:p>TRN-006</text:p>
          </table:table-cell>
          <table:table-cell/>
        </table:table-row>
        <table:table-row table:style-name="ro1">
          <table:table-cell office:value-type="string">
            <text:p>TRN-007</text:p>
          </table:table-cell>
          <table:table-cell/>
        </table:table-row>
        <table:table-row table:style-name="ro1">
          <table:table-cell office:value-type="string">
            <text:p>TRN-008</text:p>
          </table:table-cell>
          <table:table-cell/>
        </table:table-row>
        <table:table-row table:style-name="ro1">
          <table:table-cell office:value-type="string">
            <text:p>TRN-009</text:p>
          </table:table-cell>
          <table:table-cell/>
        </table:table-row>
        <table:table-row table:style-name="ro1">
          <table:table-cell office:value-type="string">
            <text:p>TRN-010</text:p>
          </table:table-cell>
          <table:table-cell/>
        </table:table-row>
        <table:table-row table:style-name="ro1">
          <table:table-cell office:value-type="string">
            <text:p>TRN-011</text:p>
          </table:table-cell>
          <table:table-cell/>
        </table:table-row>
        <table:table-row table:style-name="ro1">
          <table:table-cell office:value-type="string">
            <text:p>TRN-012</text:p>
          </table:table-cell>
          <table:table-cell/>
        </table:table-row>
        <table:table-row table:style-name="ro1">
          <table:table-cell office:value-type="string">
            <text:p>TRN-013</text:p>
          </table:table-cell>
          <table:table-cell/>
        </table:table-row>
        <table:table-row table:style-name="ro1">
          <table:table-cell office:value-type="string">
            <text:p>TRN-014</text:p>
          </table:table-cell>
          <table:table-cell/>
        </table:table-row>
        <table:table-row table:style-name="ro1">
          <table:table-cell office:value-type="string">
            <text:p>TRN-015</text:p>
          </table:table-cell>
          <table:table-cell/>
        </table:table-row>
        <table:table-row table:style-name="ro1">
          <table:table-cell office:value-type="string">
            <text:p>TRN-016</text:p>
          </table:table-cell>
          <table:table-cell/>
        </table:table-row>
        <table:table-row table:style-name="ro1">
          <table:table-cell office:value-type="string">
            <text:p>TRN-017</text:p>
          </table:table-cell>
          <table:table-cell/>
        </table:table-row>
        <table:table-row table:style-name="ro1">
          <table:table-cell office:value-type="string">
            <text:p>TRN-018</text:p>
          </table:table-cell>
          <table:table-cell/>
        </table:table-row>
        <table:table-row table:style-name="ro1">
          <table:table-cell office:value-type="string">
            <text:p>TRN-019</text:p>
          </table:table-cell>
          <table:table-cell/>
        </table:table-row>
        <table:table-row table:style-name="ro1">
          <table:table-cell office:value-type="string">
            <text:p>TRN-020</text:p>
          </table:table-cell>
          <table:table-cell/>
        </table:table-row>
        <table:table-row table:style-name="ro1">
          <table:table-cell office:value-type="string">
            <text:p>TRN-021</text:p>
          </table:table-cell>
          <table:table-cell/>
        </table:table-row>
        <table:table-row table:style-name="ro1">
          <table:table-cell office:value-type="string">
            <text:p>TRN-022</text:p>
          </table:table-cell>
          <table:table-cell/>
        </table:table-row>
        <table:table-row table:style-name="ro1">
          <table:table-cell office:value-type="string">
            <text:p>TRN-023</text:p>
          </table:table-cell>
          <table:table-cell/>
        </table:table-row>
        <table:table-row table:style-name="ro1">
          <table:table-cell office:value-type="string">
            <text:p>TRN-024</text:p>
          </table:table-cell>
          <table:table-cell/>
        </table:table-row>
        <table:table-row table:style-name="ro1">
          <table:table-cell office:value-type="string">
            <text:p>TRN-025</text:p>
          </table:table-cell>
          <table:table-cell/>
        </table:table-row>
        <table:table-row table:style-name="ro1">
          <table:table-cell office:value-type="string">
            <text:p>TRN-026</text:p>
          </table:table-cell>
          <table:table-cell/>
        </table:table-row>
        <table:table-row table:style-name="ro1">
          <table:table-cell office:value-type="string">
            <text:p>MTR-001</text:p>
          </table:table-cell>
          <table:table-cell/>
        </table:table-row>
        <table:table-row table:style-name="ro1">
          <table:table-cell office:value-type="string">
            <text:p>MTR-002</text:p>
          </table:table-cell>
          <table:table-cell/>
        </table:table-row>
        <table:table-row table:style-name="ro1">
          <table:table-cell office:value-type="string">
            <text:p>MTR-003</text:p>
          </table:table-cell>
          <table:table-cell/>
        </table:table-row>
        <table:table-row table:style-name="ro1">
          <table:table-cell office:value-type="string">
            <text:p>MTR-004</text:p>
          </table:table-cell>
          <table:table-cell/>
        </table:table-row>
        <table:table-row table:style-name="ro1">
          <table:table-cell office:value-type="string">
            <text:p>MTR-005</text:p>
          </table:table-cell>
          <table:table-cell/>
        </table:table-row>
        <table:table-row table:style-name="ro1">
          <table:table-cell office:value-type="string">
            <text:p>MTR-006</text:p>
          </table:table-cell>
          <table:table-cell/>
        </table:table-row>
        <table:table-row table:style-name="ro1">
          <table:table-cell office:value-type="string">
            <text:p>MTR-007</text:p>
          </table:table-cell>
          <table:table-cell/>
        </table:table-row>
        <table:table-row table:style-name="ro1">
          <table:table-cell office:value-type="string">
            <text:p>MTR-008</text:p>
          </table:table-cell>
          <table:table-cell/>
        </table:table-row>
        <table:table-row table:style-name="ro1">
          <table:table-cell office:value-type="string">
            <text:p>MTR-009</text:p>
          </table:table-cell>
          <table:table-cell/>
        </table:table-row>
        <table:table-row table:style-name="ro1">
          <table:table-cell office:value-type="string">
            <text:p>MTR-010</text:p>
          </table:table-cell>
          <table:table-cell/>
        </table:table-row>
        <table:table-row table:style-name="ro1">
          <table:table-cell office:value-type="string">
            <text:p>MTR-011</text:p>
          </table:table-cell>
          <table:table-cell/>
        </table:table-row>
        <table:table-row table:style-name="ro1">
          <table:table-cell office:value-type="string">
            <text:p>DRM-001</text:p>
          </table:table-cell>
          <table:table-cell/>
        </table:table-row>
        <table:table-row table:style-name="ro1">
          <table:table-cell office:value-type="string">
            <text:p>DRM-002</text:p>
          </table:table-cell>
          <table:table-cell/>
        </table:table-row>
        <table:table-row table:style-name="ro1">
          <table:table-cell office:value-type="string">
            <text:p>DRM-003</text:p>
          </table:table-cell>
          <table:table-cell/>
        </table:table-row>
        <table:table-row table:style-name="ro1">
          <table:table-cell office:value-type="string">
            <text:p>DRM-004</text:p>
          </table:table-cell>
          <table:table-cell/>
        </table:table-row>
        <table:table-row table:style-name="ro1">
          <table:table-cell office:value-type="string">
            <text:p>DRM-005</text:p>
          </table:table-cell>
          <table:table-cell/>
        </table:table-row>
        <table:table-row table:style-name="ro1">
          <table:table-cell office:value-type="string">
            <text:p>DRM-006</text:p>
          </table:table-cell>
          <table:table-cell/>
        </table:table-row>
        <table:table-row table:style-name="ro1">
          <table:table-cell office:value-type="string">
            <text:p>DRM-007</text:p>
          </table:table-cell>
          <table:table-cell/>
        </table:table-row>
        <table:table-row table:style-name="ro1">
          <table:table-cell office:value-type="string">
            <text:p>DRM-008</text:p>
          </table:table-cell>
          <table:table-cell/>
        </table:table-row>
        <table:table-row table:style-name="ro1">
          <table:table-cell office:value-type="string">
            <text:p>DRM-009</text:p>
          </table:table-cell>
          <table:table-cell/>
        </table:table-row>
        <table:table-row table:style-name="ro1">
          <table:table-cell office:value-type="string">
            <text:p>DRM-010</text:p>
          </table:table-cell>
          <table:table-cell/>
        </table:table-row>
        <table:table-row table:style-name="ro1">
          <table:table-cell office:value-type="string">
            <text:p>DRM-011</text:p>
          </table:table-cell>
          <table:table-cell/>
        </table:table-row>
        <table:table-row table:style-name="ro1">
          <table:table-cell office:value-type="string">
            <text:p>DRM-012</text:p>
          </table:table-cell>
          <table:table-cell/>
        </table:table-row>
        <table:table-row table:style-name="ro1">
          <table:table-cell office:value-type="string">
            <text:p>DRM-013</text:p>
          </table:table-cell>
          <table:table-cell/>
        </table:table-row>
        <table:table-row table:style-name="ro1">
          <table:table-cell office:value-type="string">
            <text:p>DRM-014</text:p>
          </table:table-cell>
          <table:table-cell/>
        </table:table-row>
        <table:table-row table:style-name="ro1">
          <table:table-cell office:value-type="string">
            <text:p>DRM-015</text:p>
          </table:table-cell>
          <table:table-cell/>
        </table:table-row>
        <table:table-row table:style-name="ro1">
          <table:table-cell office:value-type="string">
            <text:p>DRM-016</text:p>
          </table:table-cell>
          <table:table-cell/>
        </table:table-row>
        <table:table-row table:style-name="ro1">
          <table:table-cell office:value-type="string">
            <text:p>DRM-017</text:p>
          </table:table-cell>
          <table:table-cell/>
        </table:table-row>
        <table:table-row table:style-name="ro1">
          <table:table-cell office:value-type="string">
            <text:p>DRM-018</text:p>
          </table:table-cell>
          <table:table-cell/>
        </table:table-row>
        <table:table-row table:style-name="ro1">
          <table:table-cell office:value-type="string">
            <text:p>DRM-019</text:p>
          </table:table-cell>
          <table:table-cell/>
        </table:table-row>
        <table:table-row table:style-name="ro1">
          <table:table-cell office:value-type="string">
            <text:p>TSG-001</text:p>
          </table:table-cell>
          <table:table-cell/>
        </table:table-row>
        <table:table-row table:style-name="ro1">
          <table:table-cell office:value-type="string">
            <text:p>TSG-002</text:p>
          </table:table-cell>
          <table:table-cell/>
        </table:table-row>
        <table:table-row table:style-name="ro1">
          <table:table-cell office:value-type="string">
            <text:p>TSG-003</text:p>
          </table:table-cell>
          <table:table-cell/>
        </table:table-row>
        <table:table-row table:style-name="ro1">
          <table:table-cell office:value-type="string">
            <text:p>TSG-004</text:p>
          </table:table-cell>
          <table:table-cell/>
        </table:table-row>
        <table:table-row table:style-name="ro1">
          <table:table-cell office:value-type="string">
            <text:p>TSG-005</text:p>
          </table:table-cell>
          <table:table-cell/>
        </table:table-row>
        <table:table-row table:style-name="ro1">
          <table:table-cell office:value-type="string">
            <text:p>TSG-006</text:p>
          </table:table-cell>
          <table:table-cell/>
        </table:table-row>
      </table:table>
      <table:table table:name="Options" table:style-name="ta1" table:print="false">
        <table:table-column table:style-name="co1" table:default-cell-style-name="ce1"/>
        <table:table-column table:style-name="co2" table:default-cell-style-name="ce3"/>
        <table:table-column table:style-name="co3" table:default-cell-style-name="ce1"/>
        <table:table-row table:style-name="ro1">
          <table:table-cell table:style-name="Default" office:value-type="string">
            <text:p>Test-Id</text:p>
          </table:table-cell>
          <table:table-cell table:style-name="Default" office:value-type="string">
            <text:p>Description</text:p>
          </table:table-cell>
          <table:table-cell table:style-name="Default" office:value-type="string">
            <text:p>Expected</text:p>
          </table:table-cell>
        </table:table-row>
        <table:table-row table:style-name="ro1">
          <table:table-cell office:value-type="string">
            <text:p>OPT-001</text:p>
          </table:table-cell>
          <table:table-cell table:style-name="ce2" office:value-type="string">
            <text:p>User opens settings fly-out</text:p>
          </table:table-cell>
          <table:table-cell table:style-name="ce3" office:value-type="string">
            <text:p>Options fly-out is shown</text:p>
          </table:table-cell>
        </table:table-row>
        <table:table-row table:style-name="ro1">
          <table:table-cell office:value-type="string">
            <text:p>OPT-002</text:p>
          </table:table-cell>
          <table:table-cell office:value-type="string">
            <text:p>User closes settings fly-out via "Options" button</text:p>
          </table:table-cell>
          <table:table-cell table:style-name="ce3" office:value-type="string">
            <text:p>Options fly-out is hidden</text:p>
          </table:table-cell>
        </table:table-row>
        <table:table-row table:style-name="ro1">
          <table:table-cell office:value-type="string">
            <text:p>OPT-003</text:p>
          </table:table-cell>
          <table:table-cell table:style-name="ce2" office:value-type="string">
            <text:p>User closes settings fly-out via back button</text:p>
          </table:table-cell>
          <table:table-cell table:style-name="ce3" office:value-type="string">
            <text:p>Options fly-out is hidden</text:p>
          </table:table-cell>
        </table:table-row>
        <table:table-row table:style-name="ro1">
          <table:table-cell office:value-type="string">
            <text:p>OPT-004</text:p>
          </table:table-cell>
          <table:table-cell office:value-type="string">
            <text:p>User chooses "Correct" (white) rectangle preset</text:p>
          </table:table-cell>
          <table:table-cell office:value-type="string">
            <text:p>Fretboard elements has rectangles chosen from options flyout</text:p>
          </table:table-cell>
        </table:table-row>
        <table:table-row table:style-name="ro1">
          <table:table-cell office:value-type="string">
            <text:p>OPT-005</text:p>
          </table:table-cell>
          <table:table-cell office:value-type="string">
            <text:p>User chooses "Only Sharp" option in Show group box</text:p>
          </table:table-cell>
          <table:table-cell office:value-type="string">
            <text:p>Fretboard elements shows only sharp representation for augmented/diminshed notes</text:p>
          </table:table-cell>
        </table:table-row>
        <table:table-row table:style-name="ro1">
          <table:table-cell office:value-type="string">
            <text:p>OPT-006</text:p>
          </table:table-cell>
          <table:table-cell office:value-type="string">
            <text:p>User chooses "Only Flats" option in Show group box</text:p>
          </table:table-cell>
          <table:table-cell office:value-type="string">
            <text:p>Fretboard elements shows only flat representation for augmented/diminshed notes</text:p>
          </table:table-cell>
        </table:table-row>
        <table:table-row table:style-name="ro1">
          <table:table-cell office:value-type="string">
            <text:p>OPT-007</text:p>
          </table:table-cell>
          <table:table-cell office:value-type="string">
            <text:p>User chooses "Mixed" option in Show group box</text:p>
          </table:table-cell>
          <table:table-cell office:value-type="string">
            <text:p>Fretboard elements shows only flat and sharp representation for augmented/diminshed notes</text:p>
          </table:table-cell>
        </table:table-row>
        <table:table-row table:style-name="ro1">
          <table:table-cell office:value-type="string">
            <text:p>OPT-008</text:p>
          </table:table-cell>
          <table:table-cell office:value-type="string">
            <text:p>Fretboard is refreshing immediately after changing show settings</text:p>
          </table:table-cell>
          <table:table-cell/>
        </table:table-row>
        <table:table-row table:style-name="ro1">
          <table:table-cell office:value-type="string">
            <text:p>OPT-009</text:p>
          </table:table-cell>
          <table:table-cell office:value-type="string">
            <text:p>User changes Font size</text:p>
          </table:table-cell>
          <table:table-cell office:value-type="string">
            <text:p>Fretboard elements and notes in buttons has changed font</text:p>
          </table:table-cell>
        </table:table-row>
        <table:table-row table:style-name="ro1">
          <table:table-cell office:value-type="string">
            <text:p>OPT-010</text:p>
          </table:table-cell>
          <table:table-cell office:value-type="string">
            <text:p>User changes Font family</text:p>
          </table:table-cell>
          <table:table-cell office:value-type="string">
            <text:p>Fretboard elements and notes in buttons has changed font family</text:p>
          </table:table-cell>
        </table:table-row>
        <table:table-row table:style-name="ro1">
          <table:table-cell office:value-type="string">
            <text:p>OPT-011</text:p>
          </table:table-cell>
          <table:table-cell table:style-name="ce1" office:value-type="string">
            <text:p>User enabled Show correct Answer options</text:p>
          </table:table-cell>
          <table:table-cell office:value-type="string">
            <text:p>During excercise, after each mistake there will be correct awnser shown</text:p>
          </table:table-cell>
        </table:table-row>
        <table:table-row table:style-name="ro1">
          <table:table-cell office:value-type="string">
            <text:p>OPT-012</text:p>
          </table:table-cell>
          <table:table-cell table:style-name="ce1" office:value-type="string">
            <text:p>User changes Last hit for to 2</text:p>
          </table:table-cell>
          <table:table-cell office:value-type="string">
            <text:p>During excercise last clicked position on fretboard will be shown for 2 seconds</text:p>
          </table:table-cell>
        </table:table-row>
        <table:table-row table:style-name="ro1">
          <table:table-cell office:value-type="string">
            <text:p>OPT-013</text:p>
          </table:table-cell>
          <table:table-cell table:style-name="ce1" office:value-type="string">
            <text:p>User sets Attempts to 2</text:p>
          </table:table-cell>
          <table:table-cell office:value-type="string">
            <text:p>During excercise, after third mistake 1 error will be registered to statistics</text:p>
          </table:table-cell>
        </table:table-row>
      </table:table>
      <table:table table:name="Trainer -  Excercises" table:style-name="ta1" table:print="false">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text:p>Test-Id</text:p>
          </table:table-cell>
          <table:table-cell office:value-type="string">
            <text:p>Excercise</text:p>
          </table:table-cell>
          <table:table-cell office:value-type="string">
            <text:p>Description</text:p>
          </table:table-cell>
          <table:table-cell office:value-type="string">
            <text:p>Expected</text:p>
          </table:table-cell>
        </table:table-row>
        <table:table-row table:style-name="ro2">
          <table:table-cell office:value-type="string">
            <text:p>EXC-001</text:p>
          </table:table-cell>
          <table:table-cell office:value-type="string">
            <text:p>Selection</text:p>
          </table:table-cell>
          <table:table-cell office:value-type="string">
            <text:p>User clicks choose selection button</text:p>
          </table:table-cell>
          <table:table-cell table:style-name="ce4" office:value-type="string">
            <text:p>Choose Selection button changes label to 'Cancel', all position in fretboard should be shown based on selected options and MISC setttings. Show group box changes name to Select and button under this group can now select or unselect all positions.User can select position via mouse (CTRL key are enabled). </text:p>
          </table:table-cell>
        </table:table-row>
        <table:table-row table:style-name="ro1">
          <table:table-cell office:value-type="string">
            <text:p>EXC-002</text:p>
          </table:table-cell>
          <table:table-cell office:value-type="string">
            <text:p>Selection</text:p>
          </table:table-cell>
          <table:table-cell office:value-type="string">
            <text:p>Users click cancel buttons </text:p>
          </table:table-cell>
          <table:table-cell/>
        </table:table-row>
        <table:table-row table:style-name="ro1">
          <table:table-cell office:value-type="string">
            <text:p>EXC-003</text:p>
          </table:table-cell>
          <table:table-cell office:value-type="string">
            <text:p>Selection</text:p>
          </table:table-cell>
          <table:table-cell office:value-type="string">
            <text:p>Note buttons are disabled during selection mode</text:p>
          </table:table-cell>
          <table:table-cell/>
        </table:table-row>
        <table:table-row table:style-name="ro1">
          <table:table-cell office:value-type="string">
            <text:p>EXC-004</text:p>
          </table:table-cell>
          <table:table-cell office:value-type="string">
            <text:p>Selection</text:p>
          </table:table-cell>
          <table:table-cell office:value-type="string">
            <text:p>Options group box are enabled during selection</text:p>
          </table:table-cell>
          <table:table-cell/>
        </table:table-row>
        <table:table-row table:style-name="ro1">
          <table:table-cell office:value-type="string">
            <text:p>EXC-005</text:p>
          </table:table-cell>
          <table:table-cell office:value-type="string">
            <text:p>Selection</text:p>
          </table:table-cell>
          <table:table-cell office:value-type="string">
            <text:p>Select by string</text:p>
          </table:table-cell>
          <table:table-cell office:value-type="string">
            <text:p>selection is added not replaced</text:p>
          </table:table-cell>
        </table:table-row>
        <table:table-row table:style-name="ro1">
          <table:table-cell office:value-type="string">
            <text:p>EXC-006</text:p>
          </table:table-cell>
          <table:table-cell office:value-type="string">
            <text:p>Selection</text:p>
          </table:table-cell>
          <table:table-cell office:value-type="string">
            <text:p>Select by scale</text:p>
          </table:table-cell>
          <table:table-cell office:value-type="string">
            <text:p>selection is added not replaced</text:p>
          </table:table-cell>
        </table:table-row>
        <table:table-row table:style-name="ro1">
          <table:table-cell office:value-type="string">
            <text:p>EXC-007</text:p>
          </table:table-cell>
          <table:table-cell office:value-type="string">
            <text:p>Selection</text:p>
          </table:table-cell>
          <table:table-cell office:value-type="string">
            <text:p>Misc</text:p>
          </table:table-cell>
          <table:table-cell office:value-type="string">
            <text:p>selection is added not replaced</text:p>
          </table:table-cell>
        </table:table-row>
        <table:table-row table:style-name="ro1">
          <table:table-cell office:value-type="string">
            <text:p>EXC-008</text:p>
          </table:table-cell>
          <table:table-cell office:value-type="string">
            <text:p>Selection</text:p>
          </table:table-cell>
          <table:table-cell office:value-type="string">
            <text:p>Interval component is not visible in selection mode</text:p>
          </table:table-cell>
          <table:table-cell/>
        </table:table-row>
        <table:table-row table:style-name="ro1">
          <table:table-cell office:value-type="string">
            <text:p>EXC-009</text:p>
          </table:table-cell>
          <table:table-cell office:value-type="string">
            <text:p>General</text:p>
          </table:table-cell>
          <table:table-cell office:value-type="string">
            <text:p>Skip</text:p>
          </table:table-cell>
          <table:table-cell office:value-type="string">
            <text:p>skips to next test. Statistic component should be updated +1 Question and +1 for skipped</text:p>
          </table:table-cell>
        </table:table-row>
        <table:table-row table:style-name="ro1">
          <table:table-cell office:value-type="string">
            <text:p>EXC-010</text:p>
          </table:table-cell>
          <table:table-cell office:value-type="string">
            <text:p>General</text:p>
          </table:table-cell>
          <table:table-cell office:value-type="string">
            <text:p>Pause</text:p>
          </table:table-cell>
          <table:table-cell office:value-type="string">
            <text:p>selection mode enabled. Continue button visible.</text:p>
          </table:table-cell>
        </table:table-row>
        <table:table-row table:style-name="ro1">
          <table:table-cell office:value-type="string">
            <text:p>EXC-011</text:p>
          </table:table-cell>
          <table:table-cell office:value-type="string">
            <text:p>General</text:p>
          </table:table-cell>
          <table:table-cell office:value-type="string">
            <text:p>Stop</text:p>
          </table:table-cell>
          <table:table-cell office:value-type="string">
            <text:p>Excercise ends. Statistics enabled</text:p>
          </table:table-cell>
        </table:table-row>
        <table:table-row table:style-name="ro1">
          <table:table-cell office:value-type="string">
            <text:p>EXC-012</text:p>
          </table:table-cell>
          <table:table-cell office:value-type="string">
            <text:p>General</text:p>
          </table:table-cell>
          <table:table-cell office:value-type="string">
            <text:p>Start</text:p>
          </table:table-cell>
          <table:table-cell office:value-type="string">
            <text:p>Selectio mode ends. Selection group box disabled</text:p>
          </table:table-cell>
        </table:table-row>
        <table:table-row table:style-name="ro1">
          <table:table-cell office:value-type="string">
            <text:p>EXC-013</text:p>
          </table:table-cell>
          <table:table-cell office:value-type="string">
            <text:p>Find Note Position</text:p>
          </table:table-cell>
          <table:table-cell office:value-type="string">
            <text:p>Only Fretboard, Notation and Statistic component are visible</text:p>
          </table:table-cell>
          <table:table-cell office:value-type="string">
            <text:p>Notation should shows test, fretboard is avaible for guessing</text:p>
          </table:table-cell>
        </table:table-row>
        <table:table-row table:style-name="ro1">
          <table:table-cell office:value-type="string">
            <text:p>EXC-014</text:p>
          </table:table-cell>
          <table:table-cell office:value-type="string">
            <text:p>Find Note Position</text:p>
          </table:table-cell>
          <table:table-cell office:value-type="string">
            <text:p>Options group box contains: Show tips,Play note, Hide note label options</text:p>
          </table:table-cell>
          <table:table-cell/>
        </table:table-row>
        <table:table-row table:style-name="ro1">
          <table:table-cell office:value-type="string">
            <text:p>EXC-015</text:p>
          </table:table-cell>
          <table:table-cell office:value-type="string">
            <text:p>Find Note Position</text:p>
          </table:table-cell>
          <table:table-cell office:value-type="string">
            <text:p>Notation panel should show note to guess.</text:p>
          </table:table-cell>
          <table:table-cell/>
        </table:table-row>
        <table:table-row table:style-name="ro1">
          <table:table-cell office:value-type="string">
            <text:p>EXC-016</text:p>
          </table:table-cell>
          <table:table-cell office:value-type="string">
            <text:p>Find Note Position</text:p>
          </table:table-cell>
          <table:table-cell office:value-type="string">
            <text:p>User correctly guessed note</text:p>
          </table:table-cell>
          <table:table-cell office:value-type="string">
            <text:p>Fretboard show correct rectangle for pressed note. Notation shows next test. Statistic Component shows +1 for Question and +1 for Correct</text:p>
          </table:table-cell>
        </table:table-row>
        <table:table-row table:style-name="ro1">
          <table:table-cell office:value-type="string">
            <text:p>EXC-017</text:p>
          </table:table-cell>
          <table:table-cell office:value-type="string">
            <text:p>Find Note Position</text:p>
          </table:table-cell>
          <table:table-cell office:value-type="string">
            <text:p>User does not guessed note</text:p>
          </table:table-cell>
          <table:table-cell office:value-type="string">
            <text:p>If users does not exceed Attemps tries. Then fretboard should show red rectangle otherwise notation panel should show nextg test. Statistic componetn shows +1 for Question and +1 for Wrong</text:p>
          </table:table-cell>
        </table:table-row>
        <table:table-row table:style-name="ro1">
          <table:table-cell office:value-type="string">
            <text:p>EXC-018</text:p>
          </table:table-cell>
          <table:table-cell office:value-type="string">
            <text:p>Find Note Position</text:p>
          </table:table-cell>
          <table:table-cell office:value-type="string">
            <text:p>User click on not previously selected postions</text:p>
          </table:table-cell>
          <table:table-cell office:value-type="string">
            <text:p>nothing should happens</text:p>
          </table:table-cell>
        </table:table-row>
        <table:table-row table:style-name="ro1">
          <table:table-cell office:value-type="string">
            <text:p>EXC-019</text:p>
          </table:table-cell>
          <table:table-cell office:value-type="string">
            <text:p>Find Note Position</text:p>
          </table:table-cell>
          <table:table-cell office:value-type="string">
            <text:p>Options – Show tips</text:p>
          </table:table-cell>
          <table:table-cell office:value-type="string">
            <text:p>All selected in selection mode postions on fretboard should be semi transparent with 'correct' position style</text:p>
          </table:table-cell>
        </table:table-row>
        <table:table-row table:style-name="ro1">
          <table:table-cell office:value-type="string">
            <text:p>EXC-020</text:p>
          </table:table-cell>
          <table:table-cell office:value-type="string">
            <text:p>Find Note Position</text:p>
          </table:table-cell>
          <table:table-cell office:value-type="string">
            <text:p>Options – Play note</text:p>
          </table:table-cell>
          <table:table-cell office:value-type="string">
            <text:p>Player component should be visible. Each time user should hear played note (if not muted)</text:p>
          </table:table-cell>
        </table:table-row>
        <table:table-row table:style-name="ro1">
          <table:table-cell office:value-type="string">
            <text:p>EXC-021</text:p>
          </table:table-cell>
          <table:table-cell office:value-type="string">
            <text:p>Find Note Position</text:p>
          </table:table-cell>
          <table:table-cell office:value-type="string">
            <text:p>Options – hide note label for pressed position</text:p>
          </table:table-cell>
          <table:table-cell office:value-type="string">
            <text:p>when user click in position it should not contains label</text:p>
          </table:table-cell>
        </table:table-row>
        <table:table-row table:style-name="ro1">
          <table:table-cell office:value-type="string">
            <text:p>EXC-022</text:p>
          </table:table-cell>
          <table:table-cell office:value-type="string">
            <text:p>Identify Note on Fretboard</text:p>
          </table:table-cell>
          <table:table-cell office:value-type="string">
            <text:p>Only Fretboard, Note buttons and Statistic component are visible</text:p>
          </table:table-cell>
          <table:table-cell office:value-type="string">
            <text:p>Note buttons should show test, fretboard is avaible for guessing</text:p>
          </table:table-cell>
        </table:table-row>
        <table:table-row table:style-name="ro1">
          <table:table-cell office:value-type="string">
            <text:p>EXC-023</text:p>
          </table:table-cell>
          <table:table-cell office:value-type="string">
            <text:p>Identify Note on Fretboard</text:p>
          </table:table-cell>
          <table:table-cell office:value-type="string">
            <text:p>Options group box contains: Show tips,Play note</text:p>
          </table:table-cell>
          <table:table-cell/>
        </table:table-row>
        <table:table-row table:style-name="ro1">
          <table:table-cell office:value-type="string">
            <text:p>EXC-024</text:p>
          </table:table-cell>
          <table:table-cell office:value-type="string">
            <text:p>Identify Note on Fretboard</text:p>
          </table:table-cell>
          <table:table-cell office:value-type="string">
            <text:p>User correctly guessed note</text:p>
          </table:table-cell>
          <table:table-cell office:value-type="string">
            <text:p>Fretboard show correct rectangle for pressed note. Fretboard shows next test. Statistic Component shows +1 for Question and +1 for Correct</text:p>
          </table:table-cell>
        </table:table-row>
        <table:table-row table:style-name="ro1">
          <table:table-cell office:value-type="string">
            <text:p>EXC-025</text:p>
          </table:table-cell>
          <table:table-cell office:value-type="string">
            <text:p>Identify Note on Fretboard</text:p>
          </table:table-cell>
          <table:table-cell office:value-type="string">
            <text:p>User does not guessed note</text:p>
          </table:table-cell>
          <table:table-cell office:value-type="string">
            <text:p>If users does not exceed Attemps tries. Then fretboard should show red rectangle otherwise fretboard should shows next test. Statistic componetn shows +1 for Question and +1 for Wrong</text:p>
          </table:table-cell>
        </table:table-row>
        <table:table-row table:style-name="ro1">
          <table:table-cell office:value-type="string">
            <text:p>EXC-026</text:p>
          </table:table-cell>
          <table:table-cell office:value-type="string">
            <text:p>Identify Note on Fretboard</text:p>
          </table:table-cell>
          <table:table-cell office:value-type="string">
            <text:p>Options – Show tips</text:p>
          </table:table-cell>
          <table:table-cell office:value-type="string">
            <text:p>Not all buttons are shown. Only those which contains note equivalent for selected positions</text:p>
          </table:table-cell>
        </table:table-row>
        <table:table-row table:style-name="ro1">
          <table:table-cell office:value-type="string">
            <text:p>EXC-027</text:p>
          </table:table-cell>
          <table:table-cell office:value-type="string">
            <text:p>Identify Note on Fretboard</text:p>
          </table:table-cell>
          <table:table-cell office:value-type="string">
            <text:p>Options – Play note</text:p>
          </table:table-cell>
          <table:table-cell office:value-type="string">
            <text:p>Player component should be visible. Each time user should hear played note (if not muted)</text:p>
          </table:table-cell>
        </table:table-row>
        <table:table-row table:style-name="ro1">
          <table:table-cell office:value-type="string">
            <text:p>EXC-028</text:p>
          </table:table-cell>
          <table:table-cell office:value-type="string">
            <text:p>Identify Note on Fretboard (Notation)</text:p>
          </table:table-cell>
          <table:table-cell office:value-type="string">
            <text:p>Only Fretboard, Notation and Statistic component are visible</text:p>
          </table:table-cell>
          <table:table-cell office:value-type="string">
            <text:p>Fretboard should shows test, notation is avaible for guessing</text:p>
          </table:table-cell>
        </table:table-row>
        <table:table-row table:style-name="ro1">
          <table:table-cell office:value-type="string">
            <text:p>EXC-029</text:p>
          </table:table-cell>
          <table:table-cell office:value-type="string">
            <text:p>Identify Note on Fretboard (Notation)</text:p>
          </table:table-cell>
          <table:table-cell office:value-type="string">
            <text:p>Options group box contains: Play note</text:p>
          </table:table-cell>
          <table:table-cell/>
        </table:table-row>
        <table:table-row table:style-name="ro1">
          <table:table-cell office:value-type="string">
            <text:p>EXC-030</text:p>
          </table:table-cell>
          <table:table-cell office:value-type="string">
            <text:p>Identify Note on Fretboard (Notation)</text:p>
          </table:table-cell>
          <table:table-cell office:value-type="string">
            <text:p>Options – Play note</text:p>
          </table:table-cell>
          <table:table-cell office:value-type="string">
            <text:p>Player component should be visible. Each time user should hear played note (if not muted)</text:p>
          </table:table-cell>
        </table:table-row>
        <table:table-row table:style-name="ro1">
          <table:table-cell office:value-type="string">
            <text:p>EXC-031</text:p>
          </table:table-cell>
          <table:table-cell office:value-type="string">
            <text:p>Identify Note on Fretboard (Notation)</text:p>
          </table:table-cell>
          <table:table-cell office:value-type="string">
            <text:p>User correctly guessed note</text:p>
          </table:table-cell>
          <table:table-cell office:value-type="string">
            <text:p>Fretboard show correct rectangle for pressed note. Fretboard shows next test. Statistic Component shows +1 for Question and +1 for Correct</text:p>
          </table:table-cell>
        </table:table-row>
        <table:table-row table:style-name="ro1">
          <table:table-cell office:value-type="string">
            <text:p>EXC-032</text:p>
          </table:table-cell>
          <table:table-cell office:value-type="string">
            <text:p>Identify Note on Fretboard (Notation)</text:p>
          </table:table-cell>
          <table:table-cell office:value-type="string">
            <text:p>User does not guessed note</text:p>
          </table:table-cell>
          <table:table-cell office:value-type="string">
            <text:p>If users does not exceed Attemps tries. Then fretboard should show red rectangle otherwise fretboard should shows next test. Statistic componetn shows +1 for Question and +1 for Wrong</text:p>
          </table:table-cell>
        </table:table-row>
        <table:table-row table:style-name="ro1">
          <table:table-cell office:value-type="string">
            <text:p>EXC-033</text:p>
          </table:table-cell>
          <table:table-cell office:value-type="string">
            <text:p>Statistics </text:p>
          </table:table-cell>
          <table:table-cell office:value-type="string">
            <text:p>During excercise is disabled during excercise</text:p>
          </table:table-cell>
          <table:table-cell/>
        </table:table-row>
        <table:table-row table:style-name="ro1">
          <table:table-cell office:value-type="string">
            <text:p>EXC-034</text:p>
          </table:table-cell>
          <table:table-cell office:value-type="string">
            <text:p>Identify Note by Interval</text:p>
          </table:table-cell>
          <table:table-cell office:value-type="string">
            <text:p>Only Fretboard, Note buttons and Statistic component are visible</text:p>
          </table:table-cell>
          <table:table-cell/>
        </table:table-row>
        <table:table-row table:style-name="ro1">
          <table:table-cell office:value-type="string">
            <text:p>EXC-035</text:p>
          </table:table-cell>
          <table:table-cell office:value-type="string">
            <text:p>Identify Note by Interval</text:p>
          </table:table-cell>
          <table:table-cell office:value-type="string">
            <text:p>Options group box contains: Show tips,Play note</text:p>
          </table:table-cell>
          <table:table-cell/>
        </table:table-row>
        <table:table-row table:style-name="ro1">
          <table:table-cell office:value-type="string">
            <text:p>EXC-036</text:p>
          </table:table-cell>
          <table:table-cell office:value-type="string">
            <text:p>Find Note Position from Notes View</text:p>
          </table:table-cell>
          <table:table-cell office:value-type="string">
            <text:p>Only Fretboard, Note buttons and Statistic component are visible</text:p>
          </table:table-cell>
          <table:table-cell office:value-type="string">
            <text:p>Notes view should shows test, fretboard is avaible for guessing</text:p>
          </table:table-cell>
        </table:table-row>
        <table:table-row table:style-name="ro1">
          <table:table-cell office:value-type="string">
            <text:p>EXC-037</text:p>
          </table:table-cell>
          <table:table-cell office:value-type="string">
            <text:p>Find Note Position from Notes View</text:p>
          </table:table-cell>
          <table:table-cell office:value-type="string">
            <text:p>Options group box contains: Show tips,Play note, Require Correct Octave,Hide note label</text:p>
          </table:table-cell>
          <table:table-cell/>
        </table:table-row>
        <table:table-row table:style-name="ro1">
          <table:table-cell office:value-type="string">
            <text:p>EXC-038</text:p>
          </table:table-cell>
          <table:table-cell office:value-type="string">
            <text:p>Find Note Position from Notes View</text:p>
          </table:table-cell>
          <table:table-cell office:value-type="string">
            <text:p>Options – Show tips</text:p>
          </table:table-cell>
          <table:table-cell office:value-type="string">
            <text:p>All selected in selection mode postions on fretboard should be semi transparent with 'correct' position style</text:p>
          </table:table-cell>
        </table:table-row>
        <table:table-row table:style-name="ro1">
          <table:table-cell office:value-type="string">
            <text:p>EXC-039</text:p>
          </table:table-cell>
          <table:table-cell office:value-type="string">
            <text:p>Find Note Position from Notes View</text:p>
          </table:table-cell>
          <table:table-cell office:value-type="string">
            <text:p>Options – Play note</text:p>
          </table:table-cell>
          <table:table-cell office:value-type="string">
            <text:p>Player component should be visible. Each time user should hear played note (if not muted)</text:p>
          </table:table-cell>
        </table:table-row>
        <table:table-row table:style-name="ro1">
          <table:table-cell office:value-type="string">
            <text:p>EXC-040</text:p>
          </table:table-cell>
          <table:table-cell office:value-type="string">
            <text:p>Find Note Position from Notes View</text:p>
          </table:table-cell>
          <table:table-cell office:value-type="string">
            <text:p>Options – hide note label for pressed position</text:p>
          </table:table-cell>
          <table:table-cell office:value-type="string">
            <text:p>when user click in position it should not contains label</text:p>
          </table:table-cell>
        </table:table-row>
        <table:table-row table:style-name="ro1">
          <table:table-cell office:value-type="string">
            <text:p>EXC-041</text:p>
          </table:table-cell>
          <table:table-cell office:value-type="string">
            <text:p>Find Note Position from Notes View</text:p>
          </table:table-cell>
          <table:table-cell office:value-type="string">
            <text:p>Options – Require Correct Octave </text:p>
          </table:table-cell>
          <table:table-cell office:value-type="string">
            <text:p>Notes view button shows note label with octave number, user should also guess its octave not only note</text:p>
          </table:table-cell>
        </table:table-row>
        <table:table-row table:style-name="ro1">
          <table:table-cell office:value-type="string">
            <text:p>EXC-042</text:p>
          </table:table-cell>
          <table:table-cell office:value-type="string">
            <text:p>Identify Note Shown on notation</text:p>
          </table:table-cell>
          <table:table-cell office:value-type="string">
            <text:p>Only Note buttons, Notation panel and Statistic component are visible</text:p>
          </table:table-cell>
          <table:table-cell office:value-type="string">
            <text:p>Notation should shows test, notes buttons are avaible for guessing</text:p>
          </table:table-cell>
        </table:table-row>
        <table:table-row table:style-name="ro1">
          <table:table-cell office:value-type="string">
            <text:p>EXC-043</text:p>
          </table:table-cell>
          <table:table-cell office:value-type="string">
            <text:p>Identify Note Shown on notation</text:p>
          </table:table-cell>
          <table:table-cell office:value-type="string">
            <text:p>Options group box contains: Show tips,Play note</text:p>
          </table:table-cell>
          <table:table-cell/>
        </table:table-row>
        <table:table-row table:style-name="ro1">
          <table:table-cell office:value-type="string">
            <text:p>EXC-044</text:p>
          </table:table-cell>
          <table:table-cell office:value-type="string">
            <text:p>Identify Note Shown on notation</text:p>
          </table:table-cell>
          <table:table-cell office:value-type="string">
            <text:p>Options – Show tips</text:p>
          </table:table-cell>
          <table:table-cell office:value-type="string">
            <text:p>All selected in selection mode postions on fretboard should be semi transparent with 'correct' position style</text:p>
          </table:table-cell>
        </table:table-row>
        <table:table-row table:style-name="ro1">
          <table:table-cell office:value-type="string">
            <text:p>EXC-045</text:p>
          </table:table-cell>
          <table:table-cell office:value-type="string">
            <text:p>Identify Note Shown on notation</text:p>
          </table:table-cell>
          <table:table-cell office:value-type="string">
            <text:p>Options – Play note</text:p>
          </table:table-cell>
          <table:table-cell office:value-type="string">
            <text:p>Player component should be visible. Each time user should hear played note (if not muted)</text:p>
          </table:table-cell>
        </table:table-row>
        <table:table-row table:style-name="ro1">
          <table:table-cell office:value-type="string">
            <text:p>EXC-046</text:p>
          </table:table-cell>
          <table:table-cell office:value-type="string">
            <text:p>Selection</text:p>
          </table:table-cell>
          <table:table-cell office:value-type="string">
            <text:p>User is able to select all frets from 0 to 11 inclusive</text:p>
          </table:table-cell>
          <table:table-cell/>
        </table:table-row>
        <table:table-row table:style-name="ro1">
          <table:table-cell office:value-type="string">
            <text:p>EXC-047</text:p>
          </table:table-cell>
          <table:table-cell table:number-columns-repeated="3"/>
        </table:table-row>
        <table:table-row table:style-name="ro1">
          <table:table-cell office:value-type="string">
            <text:p>EXC-048</text:p>
          </table:table-cell>
          <table:table-cell table:number-columns-repeated="3"/>
        </table:table-row>
        <table:table-row table:style-name="ro1">
          <table:table-cell office:value-type="string">
            <text:p>EXC-049</text:p>
          </table:table-cell>
          <table:table-cell table:number-columns-repeated="3"/>
        </table:table-row>
        <table:table-row table:style-name="ro1">
          <table:table-cell office:value-type="string">
            <text:p>EXC-050</text:p>
          </table:table-cell>
          <table:table-cell table:number-columns-repeated="3"/>
        </table:table-row>
        <table:table-row table:style-name="ro1">
          <table:table-cell office:value-type="string">
            <text:p>EXC-051</text:p>
          </table:table-cell>
          <table:table-cell table:number-columns-repeated="3"/>
        </table:table-row>
        <table:table-row table:style-name="ro1">
          <table:table-cell office:value-type="string">
            <text:p>EXC-052</text:p>
          </table:table-cell>
          <table:table-cell table:number-columns-repeated="3"/>
        </table:table-row>
      </table:table>
      <table:table table:name="Trainer - Tutorial" table:style-name="ta1" table:print="false">
        <table:table-column table:style-name="co1"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5" office:value-type="string">
            <text:p>Test-Id</text:p>
          </table:table-cell>
          <table:table-cell table:style-name="ce5" office:value-type="string">
            <text:p>Feature</text:p>
          </table:table-cell>
          <table:table-cell table:style-name="ce5" office:value-type="string">
            <text:p>Description</text:p>
          </table:table-cell>
          <table:table-cell table:style-name="ce5" office:value-type="string">
            <text:p>Expected</text:p>
          </table:table-cell>
          <table:table-cell table:number-columns-repeated="2"/>
        </table:table-row>
        <table:table-row table:style-name="ro3">
          <table:table-cell office:value-type="string">
            <text:p>TRN-001</text:p>
          </table:table-cell>
          <table:table-cell office:value-type="string">
            <text:p>Fretboard</text:p>
          </table:table-cell>
          <table:table-cell office:value-type="string">
            <text:p>Users clicks on fretboard</text:p>
          </table:table-cell>
          <table:table-cell table:style-name="ce6" office:value-type="string">
            <text:p>Representation/Font is shown based on settings. Note is played based on Player settings. Note is hown on Notation panel</text:p>
          </table:table-cell>
          <table:table-cell table:number-columns-repeated="2"/>
        </table:table-row>
        <table:table-row table:style-name="ro1">
          <table:table-cell office:value-type="string">
            <text:p>TRN-002</text:p>
          </table:table-cell>
          <table:table-cell office:value-type="string">
            <text:p>Fretboard</text:p>
          </table:table-cell>
          <table:table-cell office:value-type="string">
            <text:p>Users can click on position only from 1 – 12 frets</text:p>
          </table:table-cell>
          <table:table-cell table:number-columns-repeated="3"/>
        </table:table-row>
        <table:table-row table:style-name="ro1">
          <table:table-cell office:value-type="string">
            <text:p>TRN-003</text:p>
          </table:table-cell>
          <table:table-cell office:value-type="string">
            <text:p>Notes buttons</text:p>
          </table:table-cell>
          <table:table-cell office:value-type="string">
            <text:p>User click on note button</text:p>
          </table:table-cell>
          <table:table-cell office:value-type="string">
            <text:p>All position containing pressed note are shown on Fretboard. Note is played by Player. Note is drawn in Notation panel</text:p>
          </table:table-cell>
          <table:table-cell table:number-columns-repeated="2"/>
        </table:table-row>
        <table:table-row table:style-name="ro1">
          <table:table-cell office:value-type="string">
            <text:p>TRN-004</text:p>
          </table:table-cell>
          <table:table-cell office:value-type="string">
            <text:p>Notation</text:p>
          </table:table-cell>
          <table:table-cell office:value-type="string">
            <text:p>User mouse enters notation panel </text:p>
          </table:table-cell>
          <table:table-cell office:value-type="string">
            <text:p>Transparent ledger notes are visible</text:p>
          </table:table-cell>
          <table:table-cell table:number-columns-repeated="2"/>
        </table:table-row>
        <table:table-row table:style-name="ro1">
          <table:table-cell office:value-type="string">
            <text:p>TRN-005</text:p>
          </table:table-cell>
          <table:table-cell office:value-type="string">
            <text:p>Notation</text:p>
          </table:table-cell>
          <table:table-cell office:value-type="string">
            <text:p>User clicks # button and click on notation</text:p>
          </table:table-cell>
          <table:table-cell office:value-type="string">
            <text:p>If note has augmennted representation then # is added to note, otherwise note without # is being drawn</text:p>
          </table:table-cell>
          <table:table-cell table:number-columns-repeated="2"/>
        </table:table-row>
        <table:table-row table:style-name="ro1">
          <table:table-cell office:value-type="string">
            <text:p>TRN-006</text:p>
          </table:table-cell>
          <table:table-cell office:value-type="string">
            <text:p>Notation</text:p>
          </table:table-cell>
          <table:table-cell office:value-type="string">
            <text:p>User clicks b button and click on notation</text:p>
          </table:table-cell>
          <table:table-cell office:value-type="string">
            <text:p>If note has diminshed representation then b is added to note, otherwise note without b is being drawn</text:p>
          </table:table-cell>
          <table:table-cell table:number-columns-repeated="2"/>
        </table:table-row>
        <table:table-row table:style-name="ro1">
          <table:table-cell office:value-type="string">
            <text:p>TRN-007</text:p>
          </table:table-cell>
          <table:table-cell office:value-type="string">
            <text:p>Notation</text:p>
          </table:table-cell>
          <table:table-cell office:value-type="string">
            <text:p>User click on notation panel</text:p>
          </table:table-cell>
          <table:table-cell office:value-type="string">
            <text:p>Note is dran in place of click. Fretboard show position with note. Player plays sound equivalent to note pitch.</text:p>
          </table:table-cell>
          <table:table-cell table:number-columns-repeated="2"/>
        </table:table-row>
        <table:table-row table:style-name="ro1">
          <table:table-cell office:value-type="string">
            <text:p>TRN-008</text:p>
          </table:table-cell>
          <table:table-cell office:value-type="string">
            <text:p>Intervals</text:p>
          </table:table-cell>
          <table:table-cell office:value-type="string">
            <text:p>User selects row with 1 semiton and presses show</text:p>
          </table:table-cell>
          <table:table-cell office:value-type="string">
            <text:p>On Fretboard there will be two positions shown one root note and note with 1 semiton higher</text:p>
          </table:table-cell>
          <table:table-cell table:number-columns-repeated="2"/>
        </table:table-row>
        <table:table-row table:style-name="ro1">
          <table:table-cell office:value-type="string">
            <text:p>TRN-009</text:p>
          </table:table-cell>
          <table:table-cell office:value-type="string">
            <text:p>Intervals</text:p>
          </table:table-cell>
          <table:table-cell office:value-type="string">
            <text:p>User selects row with 1 semiton and presses play</text:p>
          </table:table-cell>
          <table:table-cell office:value-type="string">
            <text:p>Two sound are played: root and semiton.</text:p>
          </table:table-cell>
          <table:table-cell table:number-columns-repeated="2"/>
        </table:table-row>
        <table:table-row table:style-name="ro1">
          <table:table-cell office:value-type="string">
            <text:p>TRN-010</text:p>
          </table:table-cell>
          <table:table-cell office:value-type="string">
            <text:p>Intervals</text:p>
          </table:table-cell>
          <table:table-cell office:value-type="string">
            <text:p>User selects multiple rows and clicks Show Selected button</text:p>
          </table:table-cell>
          <table:table-cell office:value-type="string">
            <text:p>All intervals are shown on fretboard with root note</text:p>
          </table:table-cell>
          <table:table-cell table:number-columns-repeated="2"/>
        </table:table-row>
        <table:table-row table:style-name="ro1">
          <table:table-cell office:value-type="string">
            <text:p>TRN-011</text:p>
          </table:table-cell>
          <table:table-cell office:value-type="string">
            <text:p>Player</text:p>
          </table:table-cell>
          <table:table-cell office:value-type="string">
            <text:p>User clicks REPLAY button</text:p>
          </table:table-cell>
          <table:table-cell office:value-type="string">
            <text:p>last sound is being replayed</text:p>
          </table:table-cell>
          <table:table-cell table:number-columns-repeated="2"/>
        </table:table-row>
        <table:table-row table:style-name="ro1">
          <table:table-cell office:value-type="string">
            <text:p>TRN-012</text:p>
          </table:table-cell>
          <table:table-cell office:value-type="string">
            <text:p>Player</text:p>
          </table:table-cell>
          <table:table-cell office:value-type="string">
            <text:p>User clicks Unmute button</text:p>
          </table:table-cell>
          <table:table-cell office:value-type="string">
            <text:p>Slider below is enabled button contains label 'Mute'</text:p>
          </table:table-cell>
          <table:table-cell table:number-columns-repeated="2"/>
        </table:table-row>
        <table:table-row table:style-name="ro1">
          <table:table-cell office:value-type="string">
            <text:p>TRN-013</text:p>
          </table:table-cell>
          <table:table-cell office:value-type="string">
            <text:p>Player</text:p>
          </table:table-cell>
          <table:table-cell office:value-type="string">
            <text:p>User clicks Mute button</text:p>
          </table:table-cell>
          <table:table-cell office:value-type="string">
            <text:p>Slider below is disabled button contains label 'Unmute'</text:p>
          </table:table-cell>
          <table:table-cell table:number-columns-repeated="2"/>
        </table:table-row>
        <table:table-row table:style-name="ro1">
          <table:table-cell office:value-type="string">
            <text:p>TRN-014</text:p>
          </table:table-cell>
          <table:table-cell office:value-type="string">
            <text:p>Player</text:p>
          </table:table-cell>
          <table:table-cell office:value-type="string">
            <text:p>Check if slider changes level of sound</text:p>
          </table:table-cell>
          <table:table-cell table:number-columns-repeated="3"/>
        </table:table-row>
        <table:table-row table:style-name="ro1">
          <table:table-cell office:value-type="string">
            <text:p>TRN-015</text:p>
          </table:table-cell>
          <table:table-cell office:value-type="string">
            <text:p>Statistics</text:p>
          </table:table-cell>
          <table:table-cell office:value-type="string">
            <text:p>User click show Last Test or Show history button wihtout selecting any row</text:p>
          </table:table-cell>
          <table:table-cell office:value-type="string">
            <text:p>error messages is being shown</text:p>
          </table:table-cell>
          <table:table-cell table:number-columns-repeated="2"/>
        </table:table-row>
        <table:table-row table:style-name="ro1">
          <table:table-cell office:value-type="string">
            <text:p>TRN-016</text:p>
          </table:table-cell>
          <table:table-cell office:value-type="string">
            <text:p>Statistics</text:p>
          </table:table-cell>
          <table:table-cell office:value-type="string">
            <text:p>User selects any row and clicks show last test</text:p>
          </table:table-cell>
          <table:table-cell office:value-type="string">
            <text:p>graph is shown if any results are store otherwise error messages is shown</text:p>
          </table:table-cell>
          <table:table-cell table:number-columns-repeated="2"/>
        </table:table-row>
        <table:table-row table:style-name="ro1">
          <table:table-cell office:value-type="string">
            <text:p>TRN-017</text:p>
          </table:table-cell>
          <table:table-cell office:value-type="string">
            <text:p>Statistics </text:p>
          </table:table-cell>
          <table:table-cell office:value-type="string">
            <text:p>Statistics table contains info about last result</text:p>
          </table:table-cell>
          <table:table-cell table:number-columns-repeated="3"/>
        </table:table-row>
        <table:table-row table:style-name="ro1">
          <table:table-cell office:value-type="string">
            <text:p>TRN-018</text:p>
          </table:table-cell>
          <table:table-cell office:value-type="string">
            <text:p>Statistics </text:p>
          </table:table-cell>
          <table:table-cell office:value-type="string">
            <text:p>User selects any row and clicks show history</text:p>
          </table:table-cell>
          <table:table-cell office:value-type="string">
            <text:p>graph is shown if any results are store otherwise error messages is shown</text:p>
          </table:table-cell>
          <table:table-cell table:number-columns-repeated="2"/>
        </table:table-row>
        <table:table-row table:style-name="ro1">
          <table:table-cell office:value-type="string">
            <text:p>TRN-019</text:p>
          </table:table-cell>
          <table:table-cell office:value-type="string">
            <text:p>Show</text:p>
          </table:table-cell>
          <table:table-cell office:value-type="string">
            <text:p>User clicks show all button</text:p>
          </table:table-cell>
          <table:table-cell office:value-type="string">
            <text:p>all position are shown </text:p>
          </table:table-cell>
          <table:table-cell table:number-columns-repeated="2"/>
        </table:table-row>
        <table:table-row table:style-name="ro1">
          <table:table-cell office:value-type="string">
            <text:p>TRN-020</text:p>
          </table:table-cell>
          <table:table-cell office:value-type="string">
            <text:p>Show</text:p>
          </table:table-cell>
          <table:table-cell office:value-type="string">
            <text:p>User clicks hide all button</text:p>
          </table:table-cell>
          <table:table-cell office:value-type="string">
            <text:p>no position are shown</text:p>
          </table:table-cell>
          <table:table-cell table:number-columns-repeated="2"/>
        </table:table-row>
        <table:table-row table:style-name="ro1">
          <table:table-cell office:value-type="string">
            <text:p>TRN-021</text:p>
          </table:table-cell>
          <table:table-cell office:value-type="string">
            <text:p>Show By String</text:p>
          </table:table-cell>
          <table:table-cell office:value-type="string">
            <text:p>User chooses G string and Start fret 0 and End fret 4</text:p>
          </table:table-cell>
          <table:table-cell office:value-type="string">
            <text:p>4 positions on G string from 1-4 positions on fretboard</text:p>
          </table:table-cell>
          <table:table-cell table:number-columns-repeated="2"/>
        </table:table-row>
        <table:table-row table:style-name="ro1">
          <table:table-cell office:value-type="string">
            <text:p>TRN-022</text:p>
          </table:table-cell>
          <table:table-cell office:value-type="string">
            <text:p>Show By Scale</text:p>
          </table:table-cell>
          <table:table-cell office:value-type="string">
            <text:p>User selects 'Use all notes from scale'</text:p>
          </table:table-cell>
          <table:table-cell office:value-type="string">
            <text:p>User is able to choose start and end fret for scale positons</text:p>
          </table:table-cell>
          <table:table-cell table:number-columns-repeated="2"/>
        </table:table-row>
        <table:table-row table:style-name="ro1">
          <table:table-cell office:value-type="string">
            <text:p>TRN-023</text:p>
          </table:table-cell>
          <table:table-cell office:value-type="string">
            <text:p>Show By Scale</text:p>
          </table:table-cell>
          <table:table-cell office:value-type="string">
            <text:p>User chooses C root note and Major scale with position 1 and Standard fingering</text:p>
          </table:table-cell>
          <table:table-cell office:value-type="string">
            <text:p>On Fretboard all position with specfied settings are shown</text:p>
          </table:table-cell>
          <table:table-cell table:number-columns-repeated="2"/>
        </table:table-row>
        <table:table-row table:style-name="ro1">
          <table:table-cell office:value-type="string">
            <text:p>TRN-024</text:p>
          </table:table-cell>
          <table:table-cell office:value-type="string">
            <text:p>Show By Scale</text:p>
          </table:table-cell>
          <table:table-cell office:value-type="string">
            <text:p>Check all settings available </text:p>
          </table:table-cell>
          <table:table-cell table:number-columns-repeated="3"/>
        </table:table-row>
        <table:table-row table:style-name="ro1">
          <table:table-cell office:value-type="string">
            <text:p>TRN-025</text:p>
          </table:table-cell>
          <table:table-cell office:value-type="string">
            <text:p>Show Misc</text:p>
          </table:table-cell>
          <table:table-cell office:value-type="string">
            <text:p>User click Apply Octave Coloring</text:p>
          </table:table-cell>
          <table:table-cell office:value-type="string">
            <text:p>All positions are being colored by its octave</text:p>
          </table:table-cell>
          <table:table-cell table:number-columns-repeated="2"/>
        </table:table-row>
        <table:table-row table:style-name="ro1">
          <table:table-cell office:value-type="string">
            <text:p>TRN-026</text:p>
          </table:table-cell>
          <table:table-cell office:value-type="string">
            <text:p>Show Misc</text:p>
          </table:table-cell>
          <table:table-cell office:value-type="string">
            <text:p>User click Apply Equivalent Note Coloring</text:p>
          </table:table-cell>
          <table:table-cell office:value-type="string">
            <text:p>All positions are being colored by its note</text:p>
          </table:table-cell>
          <table:table-cell table:number-columns-repeated="2"/>
        </table:table-row>
      </table:table>
      <table:table table:name="Metronome" table:style-name="ta1" table:print="false">
        <table:table-column table:style-name="co1" table:default-cell-style-name="Default"/>
        <table:table-column table:style-name="co12" table:default-cell-style-name="ce8"/>
        <table:table-column table:style-name="co13" table:default-cell-style-name="ce8"/>
        <table:table-column table:style-name="co1" table:number-columns-repeated="5" table:default-cell-style-name="ce10"/>
        <table:table-row table:style-name="ro1">
          <table:table-cell office:value-type="string">
            <text:p>Test-Id</text:p>
          </table:table-cell>
          <table:table-cell table:style-name="Default" office:value-type="string">
            <text:p>Description</text:p>
          </table:table-cell>
          <table:table-cell table:style-name="Default" office:value-type="string">
            <text:p>Expected</text:p>
          </table:table-cell>
          <table:table-cell table:style-name="Default" table:number-columns-repeated="5"/>
        </table:table-row>
        <table:table-row table:style-name="ro1">
          <table:table-cell office:value-type="string">
            <text:p>MTR-001</text:p>
          </table:table-cell>
          <table:table-cell table:style-name="ce7" office:value-type="string">
            <text:p>User have chosen 'Drum' audio preset</text:p>
          </table:table-cell>
          <table:table-cell office:value-type="string">
            <text:p>sound which metronome makes can be heard as a Drum</text:p>
          </table:table-cell>
          <table:table-cell table:style-name="Default" table:number-columns-repeated="5"/>
        </table:table-row>
        <table:table-row table:style-name="ro1">
          <table:table-cell office:value-type="string">
            <text:p>MTR-002</text:p>
          </table:table-cell>
          <table:table-cell office:value-type="string">
            <text:p>User have chosen 'Drum' audio preset with accent bit</text:p>
          </table:table-cell>
          <table:table-cell office:value-type="string">
            <text:p>sounds which metronome makes can be heard as a Snare and Closet Hat drum </text:p>
          </table:table-cell>
          <table:table-cell table:number-columns-repeated="5"/>
        </table:table-row>
        <table:table-row table:style-name="ro1">
          <table:table-cell office:value-type="string">
            <text:p>MTR-003</text:p>
          </table:table-cell>
          <table:table-cell table:style-name="ce9" office:value-type="string">
            <text:p>User presses button with '30' as a label </text:p>
          </table:table-cell>
          <table:table-cell office:value-type="string">
            <text:p>beats per measure edit box has 30 as a value</text:p>
          </table:table-cell>
          <table:table-cell table:number-columns-repeated="5"/>
        </table:table-row>
        <table:table-row table:style-name="ro1">
          <table:table-cell office:value-type="string">
            <text:p>MTR-004</text:p>
          </table:table-cell>
          <table:table-cell office:value-type="string">
            <text:p><text:span text:style-name="T1">User presses button with '&gt;' as a label</text:span><text:span text:style-name="T2"> </text:span></text:p>
          </table:table-cell>
          <table:table-cell office:value-type="string">
            <text:p>beats per measure edit box has value greater by 1</text:p>
          </table:table-cell>
          <table:table-cell table:number-columns-repeated="5"/>
        </table:table-row>
        <table:table-row table:style-name="ro1">
          <table:table-cell office:value-type="string">
            <text:p>MTR-005</text:p>
          </table:table-cell>
          <table:table-cell office:value-type="string">
            <text:p>I press button with '&gt;' as a label</text:p>
          </table:table-cell>
          <table:table-cell office:value-type="string">
            <text:p>beats per measure edit box has value smaller by 1</text:p>
          </table:table-cell>
          <table:table-cell table:number-columns-repeated="5"/>
        </table:table-row>
        <table:table-row table:style-name="ro1">
          <table:table-cell office:value-type="string">
            <text:p>MTR-006</text:p>
          </table:table-cell>
          <table:table-cell office:value-type="string">
            <text:p>Beat per minute cannot have value lower than 20</text:p>
          </table:table-cell>
          <table:table-cell table:style-name="ce10"/>
          <table:table-cell table:number-columns-repeated="5"/>
        </table:table-row>
        <table:table-row table:style-name="ro1">
          <table:table-cell office:value-type="string">
            <text:p>MTR-007</text:p>
          </table:table-cell>
          <table:table-cell office:value-type="string">
            <text:p>Beat per minute cannot have value higher than 320</text:p>
          </table:table-cell>
          <table:table-cell table:style-name="ce10"/>
          <table:table-cell table:number-columns-repeated="5"/>
        </table:table-row>
        <table:table-row table:style-name="ro1">
          <table:table-cell office:value-type="string">
            <text:p>MTR-008</text:p>
          </table:table-cell>
          <table:table-cell office:value-type="string">
            <text:p>Show counter option enabled</text:p>
          </table:table-cell>
          <table:table-cell office:value-type="string">
            <text:p>Main button will count from 1 to 2 repeatedly</text:p>
          </table:table-cell>
          <table:table-cell table:number-columns-repeated="5"/>
        </table:table-row>
        <table:table-row table:style-name="ro1">
          <table:table-cell office:value-type="string">
            <text:p>MTR-009</text:p>
          </table:table-cell>
          <table:table-cell office:value-type="string">
            <text:p>Show counter option disabled</text:p>
          </table:table-cell>
          <table:table-cell office:value-type="string">
            <text:p>Main button will contain 'Stop' label</text:p>
          </table:table-cell>
          <table:table-cell table:number-columns-repeated="5"/>
        </table:table-row>
        <table:table-row table:style-name="ro1">
          <table:table-cell office:value-type="string">
            <text:p>MTR-010</text:p>
          </table:table-cell>
          <table:table-cell office:value-type="string">
            <text:p>Full screen option enabled and show counter enabled</text:p>
          </table:table-cell>
          <table:table-cell office:value-type="string">
            <text:p><text:span text:style-name="T1">Main window content will contain counter numbers and</text:span><text:span text:style-name="T3"> </text:span>there will be legend for keyboard in left upper corner</text:p>
          </table:table-cell>
          <table:table-cell table:style-name="ce8"/>
          <table:table-cell table:number-columns-repeated="4"/>
        </table:table-row>
        <table:table-row table:style-name="ro1">
          <table:table-cell office:value-type="string">
            <text:p>MTR-011</text:p>
          </table:table-cell>
          <table:table-cell office:value-type="string">
            <text:p>Full screen option disabled and show counter disabled</text:p>
          </table:table-cell>
          <table:table-cell office:value-type="string">
            <text:p>Main window content contain 'Start' label and there will be legend for keyboard in left upper corner</text:p>
          </table:table-cell>
          <table:table-cell table:number-columns-repeated="5"/>
        </table:table-row>
        <table:table-row table:style-name="ro1">
          <table:table-cell/>
          <table:table-cell table:style-name="ce10"/>
          <table:table-cell table:number-columns-repeated="6"/>
        </table:table-row>
      </table:table>
      <table:table table:name="Drum Machine" table:style-name="ta1" table:print="false">
        <table:table-column table:style-name="co1" table:default-cell-style-name="Default"/>
        <table:table-column table:style-name="co14" table:default-cell-style-name="Default"/>
        <table:table-column table:style-name="co15" table:default-cell-style-name="Default"/>
        <table:table-row table:style-name="ro1">
          <table:table-cell office:value-type="string">
            <text:p>Test-Id</text:p>
          </table:table-cell>
          <table:table-cell office:value-type="string">
            <text:p>Description</text:p>
          </table:table-cell>
          <table:table-cell office:value-type="string">
            <text:p>Expected</text:p>
          </table:table-cell>
        </table:table-row>
        <table:table-row table:style-name="ro1">
          <table:table-cell office:value-type="string">
            <text:p>DRM-001</text:p>
          </table:table-cell>
          <table:table-cell office:value-type="string">
            <text:p>User add column in pattern grid by '+' button</text:p>
          </table:table-cell>
          <table:table-cell/>
        </table:table-row>
        <table:table-row table:style-name="ro1">
          <table:table-cell office:value-type="string">
            <text:p>DRM-002</text:p>
          </table:table-cell>
          <table:table-cell office:value-type="string">
            <text:p>User substract column by '-' button</text:p>
          </table:table-cell>
          <table:table-cell/>
        </table:table-row>
        <table:table-row table:style-name="ro1">
          <table:table-cell office:value-type="string">
            <text:p>DRM-003</text:p>
          </table:table-cell>
          <table:table-cell office:value-type="string">
            <text:p>User add multiple columns by '+' button</text:p>
          </table:table-cell>
          <table:table-cell office:value-type="string">
            <text:p>horitzontal bar appears</text:p>
          </table:table-cell>
        </table:table-row>
        <table:table-row table:style-name="ro1">
          <table:table-cell office:value-type="string">
            <text:p>DRM-004</text:p>
          </table:table-cell>
          <table:table-cell office:value-type="string">
            <text:p>User changes amount of bars visible </text:p>
          </table:table-cell>
          <table:table-cell office:value-type="string">
            <text:p>previously selected drum pattern is being cleared</text:p>
          </table:table-cell>
        </table:table-row>
        <table:table-row table:style-name="ro1">
          <table:table-cell office:value-type="string">
            <text:p>DRM-005</text:p>
          </table:table-cell>
          <table:table-cell office:value-type="string">
            <text:p>User provide set 1 measure</text:p>
          </table:table-cell>
          <table:table-cell office:value-type="string">
            <text:p>1 colum visible in pattern grid</text:p>
          </table:table-cell>
        </table:table-row>
        <table:table-row table:style-name="ro1">
          <table:table-cell office:value-type="string">
            <text:p>DRM-006</text:p>
          </table:table-cell>
          <table:table-cell office:value-type="string">
            <text:p>User provide 'a' as a measure count</text:p>
          </table:table-cell>
          <table:table-cell office:value-type="string">
            <text:p>red indicator around edit box</text:p>
          </table:table-cell>
        </table:table-row>
        <table:table-row table:style-name="ro1">
          <table:table-cell office:value-type="string">
            <text:p>DRM-007</text:p>
          </table:table-cell>
          <table:table-cell office:value-type="string">
            <text:p>User provide 0 as a measure count</text:p>
          </table:table-cell>
          <table:table-cell office:value-type="string">
            <text:p>0 columns visible in pattern grid</text:p>
          </table:table-cell>
        </table:table-row>
        <table:table-row table:style-name="ro1">
          <table:table-cell office:value-type="string">
            <text:p>DRM-008</text:p>
          </table:table-cell>
          <table:table-cell office:value-type="string">
            <text:p>User provides 'a' a then change it to '1'</text:p>
          </table:table-cell>
          <table:table-cell office:value-type="string">
            <text:p>1 colum visible in pattern grid</text:p>
          </table:table-cell>
        </table:table-row>
        <table:table-row table:style-name="ro1">
          <table:table-cell office:value-type="string">
            <text:p>DRM-009</text:p>
          </table:table-cell>
          <table:table-cell office:value-type="string">
            <text:p>User provides '-1' a then change it to '1'</text:p>
          </table:table-cell>
          <table:table-cell office:value-type="string">
            <text:p>2 colum visible in pattern grid</text:p>
          </table:table-cell>
        </table:table-row>
        <table:table-row table:style-name="ro1">
          <table:table-cell office:value-type="string">
            <text:p>DRM-010</text:p>
          </table:table-cell>
          <table:table-cell office:value-type="string">
            <text:p>User changes measure from 2 to 1 and then to 2</text:p>
          </table:table-cell>
          <table:table-cell office:value-type="string">
            <text:p>previously selected drum pattern is being cleared</text:p>
          </table:table-cell>
        </table:table-row>
        <table:table-row table:style-name="ro1">
          <table:table-cell office:value-type="string">
            <text:p>DRM-011</text:p>
          </table:table-cell>
          <table:table-cell office:value-type="string">
            <text:p>User set 'Sixteen' as a Note</text:p>
          </table:table-cell>
          <table:table-cell office:value-type="string">
            <text:p>column size in pattern grid is smallest possible</text:p>
          </table:table-cell>
        </table:table-row>
        <table:table-row table:style-name="ro1">
          <table:table-cell office:value-type="string">
            <text:p>DRM-012</text:p>
          </table:table-cell>
          <table:table-cell office:value-type="string">
            <text:p>User set 'Whole' as a Note</text:p>
          </table:table-cell>
          <table:table-cell office:value-type="string">
            <text:p>column size in pattern grid is biggest possible</text:p>
          </table:table-cell>
        </table:table-row>
        <table:table-row table:style-name="ro1">
          <table:table-cell office:value-type="string">
            <text:p>DRM-013</text:p>
          </table:table-cell>
          <table:table-cell office:value-type="string">
            <text:p>User changes tempo </text:p>
          </table:table-cell>
          <table:table-cell office:value-type="string">
            <text:p>Tempo' label is being changed dynamically</text:p>
          </table:table-cell>
        </table:table-row>
        <table:table-row table:style-name="ro1">
          <table:table-cell office:value-type="string">
            <text:p>DRM-014</text:p>
          </table:table-cell>
          <table:table-cell office:value-type="string">
            <text:p>20 is smallest possible value for tempo</text:p>
          </table:table-cell>
          <table:table-cell/>
        </table:table-row>
        <table:table-row table:style-name="ro1">
          <table:table-cell office:value-type="string">
            <text:p>DRM-015</text:p>
          </table:table-cell>
          <table:table-cell office:value-type="string">
            <text:p>320 is biggest possible value for tempo</text:p>
          </table:table-cell>
          <table:table-cell/>
        </table:table-row>
        <table:table-row table:style-name="ro1">
          <table:table-cell office:value-type="string">
            <text:p>DRM-016</text:p>
          </table:table-cell>
          <table:table-cell office:value-type="string">
            <text:p>User sets tempe equals to 40 and starts DRM</text:p>
          </table:table-cell>
          <table:table-cell office:value-type="string">
            <text:p>DRM tempo is 40</text:p>
          </table:table-cell>
        </table:table-row>
        <table:table-row table:style-name="ro1">
          <table:table-cell office:value-type="string">
            <text:p>DRM-017</text:p>
          </table:table-cell>
          <table:table-cell office:value-type="string">
            <text:p>DRM is changing tempo dynamically</text:p>
          </table:table-cell>
          <table:table-cell/>
        </table:table-row>
        <table:table-row table:style-name="ro1">
          <table:table-cell office:value-type="string">
            <text:p>DRM-018</text:p>
          </table:table-cell>
          <table:table-cell office:value-type="string">
            <text:p>User enables 'Kick' drum </text:p>
          </table:table-cell>
          <table:table-cell office:value-type="string">
            <text:p>There is a Kick drum sound and cell is colored</text:p>
          </table:table-cell>
        </table:table-row>
        <table:table-row table:style-name="ro1">
          <table:table-cell office:value-type="string">
            <text:p>DRM-019</text:p>
          </table:table-cell>
          <table:table-cell office:value-type="string">
            <text:p>User disables 'Kick' drum</text:p>
          </table:table-cell>
          <table:table-cell office:value-type="string">
            <text:p>Cell is white and there is no sound</text:p>
          </table:table-cell>
        </table:table-row>
        <table:table-row table:style-name="ro1">
          <table:table-cell office:value-type="string">
            <text:p>TSG-001</text:p>
          </table:table-cell>
          <table:table-cell office:value-type="string">
            <text:p>User chooses '2/2' from standard TSG </text:p>
          </table:table-cell>
          <table:table-cell office:value-type="string">
            <text:p>Measure edit has '2' and Note has 'Half'</text:p>
          </table:table-cell>
        </table:table-row>
        <table:table-row table:style-name="ro1">
          <table:table-cell office:value-type="string">
            <text:p>TSG-002</text:p>
          </table:table-cell>
          <table:table-cell office:value-type="string">
            <text:p>User chooses '¼' from custom TSG</text:p>
          </table:table-cell>
          <table:table-cell office:value-type="string">
            <text:p>Measure edit has '1' and Note has 'Quarter'</text:p>
          </table:table-cell>
        </table:table-row>
        <table:table-row table:style-name="ro1">
          <table:table-cell office:value-type="string">
            <text:p>TSG-003</text:p>
          </table:table-cell>
          <table:table-cell office:value-type="string">
            <text:p>At start TSG is disabled</text:p>
          </table:table-cell>
          <table:table-cell/>
        </table:table-row>
        <table:table-row table:style-name="ro1">
          <table:table-cell office:value-type="string">
            <text:p>TSG-004</text:p>
          </table:table-cell>
          <table:table-cell office:value-type="string">
            <text:p>User enables TSG</text:p>
          </table:table-cell>
          <table:table-cell office:value-type="string">
            <text:p>TSG is enabled - Standard TSG is enabled, Custom TSG is disabled</text:p>
          </table:table-cell>
        </table:table-row>
        <table:table-row table:style-name="ro1">
          <table:table-cell office:value-type="string">
            <text:p>TSG-005</text:p>
          </table:table-cell>
          <table:table-cell office:value-type="string">
            <text:p>Custom TSG is enabled</text:p>
          </table:table-cell>
          <table:table-cell office:value-type="string">
            <text:p>TSG is enabled - Custom TSG is enabled, Standard TSG is disabled</text:p>
          </table:table-cell>
        </table:table-row>
        <table:table-row table:style-name="ro1">
          <table:table-cell office:value-type="string">
            <text:p>TSG-006</text:p>
          </table:table-cell>
          <table:table-cell office:value-type="string">
            <text:p>Custom TSG is disabled</text:p>
          </table:table-cell>
          <table:table-cell office:value-type="string">
            <text:p>TSG is enabled - Standard TSG is enabled, Custom TSG is disabled</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nsolas" svg:font-family="Consolas"/>
    <style:font-face style:name="F" svg:font-family=""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l" fo:country="PL"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22">22.09.2014</text:date>, <text:time>22:40: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9-20T12:01:41.12</meta:creation-date>
    <dc:date>2014-09-22T22:40:18.79</dc:date>
    <meta:editing-duration>PT33H14M31S</meta:editing-duration>
    <meta:editing-cycles>8</meta:editing-cycles>
    <meta:generator>OpenOffice.org/3.1$Win32 OpenOffice.org_project/310m11$Build-9399</meta:generator>
    <meta:document-statistic meta:table-count="6" meta:cell-count="553" meta:object-count="0"/>
  </office:meta>
</office:document-meta>
</file>